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Verdana" svg:font-family="Verdana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1969" officeooo:paragraph-rsid="001e19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ticle sur Vasarely (alphabet plastique/ zèbres)</text:p>
      <text:p text:style-name="Standard"/>
      <text:p text:style-name="Standard">https://www.francetvinfo.fr/culture/arts-expos/peinture/vasarely-au-centre-pompidou-5-points-a-retenir-sur-un-artiste-phare-des-annees-1960-1970_3383911.htm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Verdana" svg:font-family="Verdana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Verdana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Verdana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1T09:42:55.433000000</meta:creation-date>
    <dc:date>2022-10-21T09:43:44.036000000</dc:date>
    <meta:editing-duration>PT49S</meta:editing-duration>
    <meta:editing-cycles>1</meta:editing-cycles>
    <meta:document-statistic meta:table-count="0" meta:image-count="0" meta:object-count="0" meta:page-count="1" meta:paragraph-count="2" meta:word-count="7" meta:character-count="206" meta:non-whitespace-character-count="201"/>
    <meta:generator>LibreOffice/7.1.5.2$Windows_X86_64 LibreOffice_project/85f04e9f809797b8199d13c421bd8a2b025d52b5</meta:generator>
  </office:meta>
</office:document-meta>
</file>